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aco, 'Andale Mono', 'Ubuntu Mono', monospace"/>
    <style:font-face style:name="DejaVu San  s Mono" svg:font-family="'DejaVu San  s Mono'"/>
    <style:font-face style:name="DejaVu Sans Mono" svg:font-family="'DejaVu Sans Mono'"/>
    <style:font-face style:name="Roboto" svg:font-family="Roboto, sans-serif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</style:style>
    <style:style style:name="P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Roboto" fo:font-size="10.5pt" fo:letter-spacing="normal" fo:font-style="normal" fo:font-weight="normal"/>
    </style:style>
    <style:style style:name="P8" style:family="paragraph" style:parent-style-name="Preformatted_20_Text">
      <style:paragraph-properties fo:margin-top="0in" fo:margin-bottom="0.1965in" loext:contextual-spacing="false" fo:orphans="2" fo:widows="2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officeooo:paragraph-rsid="000e7801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fo:background-color="#dddddd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officeooo:rsid="000b7d3f" officeooo:paragraph-rsid="000b7d3f" fo:background-color="#dddddd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545454" style:font-name="Consolas" fo:font-size="12pt" fo:letter-spacing="normal" fo:font-style="normal" fo:font-weight="normal" officeooo:rsid="000e7801" officeooo:paragraph-rsid="000e7801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c9211e" style:font-name="Consolas" fo:font-size="12pt" fo:letter-spacing="normal" fo:font-style="normal" fo:font-weight="normal" officeooo:rsid="000b7d3f" officeooo:paragraph-rsid="000b7d3f" fo:background-color="#dddddd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background-color="#dddddd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e7801" officeooo:paragraph-rsid="000e7801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e7801"/>
    </style:style>
    <style:style style:name="T1" style:family="text">
      <style:text-properties fo:font-variant="normal" fo:text-transform="none" fo:color="#808080" style:font-name="DejaVu Sans Mono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DejaVu Sans Mono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DejaVu San  s Mono" fo:font-size="12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7" style:family="text">
      <style:text-properties fo:font-variant="normal" fo:text-transform="none" fo:color="#000080" style:font-name="DejaVu Sans Mono" fo:font-size="12pt" fo:letter-spacing="normal" fo:font-style="normal" fo:font-weight="normal"/>
    </style:style>
    <style:style style:name="T8" style:family="text">
      <style:text-properties fo:font-variant="normal" fo:text-transform="none" fo:color="#000080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008000" style:font-name="DejaVu Sans Mono" fo:font-size="12pt" fo:letter-spacing="normal" fo:font-style="normal" fo:font-weight="normal"/>
    </style:style>
    <style:style style:name="T10" style:family="text">
      <style:text-properties fo:font-variant="normal" fo:text-transform="none" fo:color="#008000" style:text-line-through-style="solid" style:text-line-through-type="single" style:font-name="DejaVu Sans Mono" fo:font-size="12pt" fo:letter-spacing="normal" fo:font-style="normal" fo:font-weight="normal"/>
    </style:style>
    <style:style style:name="T11" style:family="text">
      <style:text-properties fo:font-variant="normal" fo:text-transform="none" fo:color="#545454" style:font-name="Roboto" fo:font-size="12pt" fo:letter-spacing="normal" fo:font-style="normal" fo:font-weight="normal"/>
    </style:style>
    <style:style style:name="T12" style:family="text">
      <style:text-properties fo:font-variant="normal" fo:text-transform="none" fo:color="#545454" style:font-name="Consolas" fo:font-size="12pt" fo:letter-spacing="normal" fo:font-style="normal" fo:font-weight="normal"/>
    </style:style>
    <style:style style:name="T13" style:family="text">
      <style:text-properties fo:font-variant="normal" fo:text-transform="none" fo:color="#545454" style:font-name="Consolas" fo:font-size="12pt" fo:letter-spacing="normal" fo:font-style="normal" fo:font-weight="normal" fo:background-color="#dddddd" loext:char-shading-value="0"/>
    </style:style>
    <style:style style:name="T14" style:family="text">
      <style:text-properties fo:font-variant="normal" fo:text-transform="none" fo:color="#545454" style:font-name="Consolas" fo:font-size="12pt" fo:letter-spacing="normal" fo:font-style="normal" fo:font-weight="normal" fo:background-color="#dddddd" loext:char-shading-value="0"/>
    </style:style>
    <style:style style:name="T15" style:family="text">
      <style:text-properties fo:font-variant="normal" fo:text-transform="none" fo:color="#545454" style:font-name="Consolas" fo:font-size="12pt" fo:letter-spacing="normal" fo:font-style="normal" fo:font-weight="normal" officeooo:rsid="000b7d3f" fo:background-color="#dddddd" loext:char-shading-value="0"/>
    </style:style>
    <style:style style:name="T16" style:family="text">
      <style:text-properties fo:font-variant="normal" fo:text-transform="none" fo:color="#545454" style:font-name="Consolas" fo:font-size="12pt" fo:letter-spacing="normal" fo:font-style="normal" fo:background-color="#dddddd" loext:char-shading-value="0"/>
    </style:style>
    <style:style style:name="T17" style:family="text">
      <style:text-properties fo:font-variant="normal" fo:text-transform="none" fo:color="#545454" style:font-name="Consolas" fo:font-size="12pt" fo:letter-spacing="normal" fo:font-style="normal" fo:font-weight="bold" fo:background-color="#dddddd" loext:char-shading-value="0" style:font-weight-asian="bold" style:font-weight-complex="bold"/>
    </style:style>
    <style:style style:name="T18" style:family="text">
      <style:text-properties fo:font-variant="normal" fo:text-transform="none" fo:color="#242729" style:font-name="inherit" fo:font-size="12pt" fo:letter-spacing="normal" fo:font-style="normal" fo:font-weight="normal"/>
    </style:style>
    <style:style style:name="T19" style:family="text">
      <style:text-properties fo:font-variant="normal" fo:text-transform="none" style:font-name="Consolas" fo:font-size="12pt" fo:letter-spacing="normal" fo:font-style="normal" fo:font-weight="bold" fo:background-color="#dddddd" loext:char-shading-value="0" style:font-weight-asian="bold" style:font-weight-complex="bold"/>
    </style:style>
    <style:style style:name="T20" style:family="text">
      <style:text-properties fo:font-variant="normal" fo:text-transform="none" fo:color="#ffbf00" style:font-name="Consolas" fo:font-size="12pt" fo:letter-spacing="normal" fo:font-style="normal" fo:font-weight="bold" fo:background-color="#dddddd" loext:char-shading-value="0" style:font-weight-asian="bold" style:font-weight-complex="bold"/>
    </style:style>
    <style:style style:name="T21" style:family="text">
      <style:text-properties fo:font-variant="normal" fo:text-transform="none" fo:color="#ffbf00" style:font-name="Consolas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ffbf00" style:font-name="Consolas" fo:font-size="12pt" fo:letter-spacing="normal" fo:font-style="normal" fo:font-weight="bold" fo:background-color="#111111" loext:char-shading-value="0" style:font-weight-asian="bold" style:font-weight-complex="bold"/>
    </style:style>
    <style:style style:name="T23" style:family="text">
      <style:text-properties fo:font-variant="normal" fo:text-transform="none" fo:color="#ffbf00" style:font-name="Consolas" fo:font-size="12pt" fo:letter-spacing="normal" fo:font-style="normal" fo:font-weight="bold" fo:background-color="#111111" loext:char-shading-value="0" style:font-weight-asian="bold" style:font-weight-complex="bold"/>
    </style:style>
    <style:style style:name="T24" style:family="text">
      <style:text-properties fo:font-variant="normal" fo:text-transform="none" fo:color="#c9211e" style:font-name="Consolas" fo:font-size="12pt" fo:letter-spacing="normal" fo:font-style="normal" fo:font-weight="normal" officeooo:rsid="000e7801"/>
    </style:style>
    <style:style style:name="T25" style:family="text">
      <style:text-properties fo:font-variant="normal" fo:text-transform="none" fo:color="#c9211e" style:font-name="Consolas" fo:font-size="12pt" fo:letter-spacing="normal" fo:font-style="normal" fo:font-weight="normal" officeooo:rsid="000b7d3f" fo:background-color="#dddddd" loext:char-shading-value="0"/>
    </style:style>
    <style:style style:name="T26" style:family="text">
      <style:text-properties fo:color="#c9211e"/>
    </style:style>
    <style:style style:name="T27" style:family="text">
      <style:text-properties fo:background-color="#ffff00" loext:char-shading-value="0"/>
    </style:style>
    <style:style style:name="T28" style:family="text">
      <style:text-properties fo:color="#000000"/>
    </style:style>
    <style:style style:name="T29" style:family="text">
      <style:text-properties fo:color="#000000" officeooo:rsid="000e78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18">--------MYSQL---------------</text:span></text:span></text:p>
      <text:p text:style-name="P3"><text:span text:style-name="Source_20_Text"><text:span text:style-name="T18">Add dependency to pom.xml</text:span></text:span></text:p>
      <text:p text:style-name="P1"><text:span text:style-name="Strong_20_Emphasis"><text:span text:style-name="Source_20_Text"><text:span text:style-name="T3">&lt;</text:span></text:span></text:span><text:span text:style-name="Strong_20_Emphasis"><text:span text:style-name="Source_20_Text"><text:span text:style-name="T7">dependency</text:span></text:span></text:span><text:span text:style-name="Strong_20_Emphasis"><text:span text:style-name="Source_20_Text"><text:span text:style-name="T3">&gt;</text:span></text:span></text:span><text:span text:style-name="T2"> <text:s/></text:span></text:p>
      <text:p text:style-name="P1"><text:span text:style-name="T5"><text:s/></text:span><text:span text:style-name="T3">&lt;</text:span><text:span text:style-name="Strong_20_Emphasis"><text:span text:style-name="T7">groupId</text:span></text:span><text:span text:style-name="T3">&gt;mysql&lt;/</text:span><text:span text:style-name="Strong_20_Emphasis"><text:span text:style-name="T7">groupId</text:span></text:span><text:span text:style-name="T4">&gt;</text:span><text:span text:style-name="T2"> <text:s/></text:span></text:p>
      <text:p text:style-name="P2"><text:s/></text:p>
      <text:p text:style-name="P1"><text:span text:style-name="T3">&lt;</text:span><text:span text:style-name="Strong_20_Emphasis"><text:span text:style-name="T7">artifactId</text:span></text:span><text:span text:style-name="T3">&gt;mysql-connector-java&lt;/</text:span><text:span text:style-name="Strong_20_Emphasis"><text:span text:style-name="T7">artifactId</text:span></text:span><text:span text:style-name="T3">&gt;</text:span><text:span text:style-name="T2"> <text:s/></text:span></text:p>
      <text:p text:style-name="P1"><text:span text:style-name="T5"><text:s/></text:span><text:span text:style-name="T3">&lt;</text:span><text:span text:style-name="Strong_20_Emphasis"><text:span text:style-name="T7">scope</text:span></text:span><text:span text:style-name="T7">&gt;runtime&lt;/</text:span><text:span text:style-name="Strong_20_Emphasis"><text:span text:style-name="T7">scope</text:span></text:span><text:span text:style-name="T7">&gt;</text:span><text:span text:style-name="T2"> </text:span></text:p>
      <text:p text:style-name="P8"><text:span text:style-name="T3">&lt;/</text:span><text:span text:style-name="Strong_20_Emphasis"><text:span text:style-name="T7">dependency</text:span></text:span><text:span text:style-name="T3">&gt;</text:span></text:p>
      <text:p text:style-name="P7">1. Install MySql:</text:p>
      <text:p text:style-name="P7">sudo apt install mysql-server (installs client as well)</text:p>
      <text:p text:style-name="P7">Check if mysql is running:</text:p>
      <text:p text:style-name="P5"><text:span text:style-name="T6">sudo systemctl status </text:span><text:span text:style-name="Source_20_Text"><text:span text:style-name="T18">restart/start/stop</text:span></text:span><text:span text:style-name="T6"> mysql p&gt;</text:span></text:p>
      <text:p text:style-name="P6"> </text:p>
      <text:p text:style-name="P7">2. Enter client as root with no password</text:p>
      <text:p text:style-name="P7">sudo mysql<text:line-break/>&gt; show dbs/ use db / show tables</text:p>
      <text:p text:style-name="P6"> </text:p>
      <text:p text:style-name="P7">3. Add new user for IntellijIdea</text:p>
      <text:p text:style-name="P6"> </text:p>
      <text:p text:style-name="P11">CREATE USER 'idea'@'localhost' IDENTIFIED BY 'password';</text:p>
      <text:p text:style-name="P11">GRANT ALL PRIVILEGES ON * . * TO 'idea'@'localhost';</text:p>
      <text:p text:style-name="P11">FLUSH PRIVILEGES;<text:line-break/>// check: use mysql; select User, authentication_string from user;</text:p>
      <text:p text:style-name="P15"> </text:p>
      <text:p text:style-name="P9">4. <text:span text:style-name="T26">When connecting with SpringBoot to MySql you get error about CEST time zone:</text:span></text:p>
      <text:p text:style-name="P13"><text:span text:style-name="T26">SOLUTION 1: </text:span><text:span text:style-name="T28">set in mysql: </text:span></text:p>
      <text:p text:style-name="P16">SET @@global.time_zone = '+00:00';</text:p>
      <text:p text:style-name="P17"><text:span text:style-name="T24">SOLUTION 2: </text:span><text:span text:style-name="T28">"my.cnf" in the [mysqld] section </text:span><text:span text:style-name="T29">or </text:span><text:span text:style-name="T15">etc/mysql/mysql.conf.d/</text:span><text:span text:style-name="T25">mysqld.cnf :</text:span></text:p>
      <text:p text:style-name="P10"><text:span text:style-name="T26"/></text:p>
      <text:p text:style-name="P11">Edit file</text:p>
      <text:p text:style-name="P12">sudo vim /etc/mysql/mysql.conf.d/<text:span text:style-name="T26">mysqld.cnf</text:span></text:p>
      <text:p text:style-name="P14"><text:soft-page-break/></text:p>
      <text:p text:style-name="P14">VIM :</text:p>
      <text:p text:style-name="P14">shift + I &gt;&gt;&gt;&gt;&gt; write mode</text:p>
      <text:p text:style-name="P14">esc </text:p>
      <text:p text:style-name="P14">:wq! <text:s/>&gt;&gt;&gt;&gt; write and quit</text:p>
      <text:p text:style-name="P11"><text:line-break/>Add this line:</text:p>
      <text:p text:style-name="P11"># spaces are important</text:p>
      <text:p text:style-name="P5"><text:span text:style-name="Source_20_Text"><text:span text:style-name="T23">default-time-zone = '+00:00'</text:span></text:span></text:p>
      <text:p text:style-name="P5"><text:span text:style-name="Source_20_Text"><text:span text:style-name="T12"><text:line-break/>5. Set mysql in application-prod.properties:</text:span></text:span></text:p>
      <text:p text:style-name="P3"><text:span text:style-name="Strong_20_Emphasis"><text:span text:style-name="T1">###################### MYSQL </text:span></text:span></text:p>
      <text:p text:style-name="P1"><text:span text:style-name="Source_20_Text"><text:span text:style-name="Emphasis"><text:span text:style-name="Strong_20_Emphasis"><text:span text:style-name="T1">#####################################################</text:span></text:span></text:span></text:span><text:span text:style-name="T2"> </text:span></text:p>
      <text:p text:style-name="P1"/>
      <text:p text:style-name="P1"><text:span text:style-name="Strong_20_Emphasis"><text:span text:style-name="T7">spring.datasource.platform</text:span></text:span><text:span text:style-name="T3">=</text:span><text:span text:style-name="Strong_20_Emphasis"><text:span text:style-name="T9">mysql</text:span></text:span><text:span text:style-name="T2"> </text:span></text:p>
      <text:p text:style-name="P1"><text:span text:style-name="Strong_20_Emphasis"><text:span text:style-name="T7">spring.datasource.driver-class-name</text:span></text:span><text:span text:style-name="T3">=</text:span><text:span text:style-name="Strong_20_Emphasis"><text:span text:style-name="T10">com.mysql.cj.jdbc.Driver</text:span></text:span><text:span text:style-name="T2"> </text:span></text:p>
      <text:p text:style-name="P1"/>
      <text:p text:style-name="P1"><text:span text:style-name="Strong_20_Emphasis"><text:span text:style-name="T7">spring.datasource.url</text:span></text:span><text:span text:style-name="T3">=</text:span><text:span text:style-name="Strong_20_Emphasis"><text:span text:style-name="T9">jdbc:mysql://localhost:3306/model_1?createDataba</text:span></text:span></text:p>
      <text:p text:style-name="P1"><text:span text:style-name="Strong_20_Emphasis"><text:span text:style-name="T9">seIfNotExist=true</text:span></text:span><text:span text:style-name="T2"> </text:span></text:p>
      <text:p text:style-name="P1"><text:span text:style-name="Strong_20_Emphasis"><text:span text:style-name="T7">spring.datasource.username</text:span></text:span><text:span text:style-name="T3">=</text:span><text:span text:style-name="Strong_20_Emphasis"><text:span text:style-name="T9">idea</text:span></text:span><text:span text:style-name="T2"> </text:span></text:p>
      <text:p text:style-name="P1"><text:span text:style-name="Strong_20_Emphasis"><text:span text:style-name="T7">spring.datasource.password</text:span></text:span><text:span text:style-name="T3">=</text:span><text:span text:style-name="Strong_20_Emphasis"><text:span text:style-name="T9">password</text:span></text:span><text:span text:style-name="T2"> </text:span></text:p>
      <text:p text:style-name="P1"><text:span text:style-name="Emphasis"><text:span text:style-name="T1"># note the 5 for mysql v.5</text:span></text:span><text:span text:style-name="T2"> </text:span></text:p>
      <text:p text:style-name="P1"><text:span text:style-name="Strong_20_Emphasis"><text:span text:style-name="T7">spring.jpa.database-platform</text:span></text:span><text:span text:style-name="T3">=</text:span><text:span text:style-name="Strong_20_Emphasis"><text:span text:style-name="T9">org.hibernate.dialect.MySQL5Dialect</text:span></text:span><text:span text:style-name="T2"> </text:span></text:p>
      <text:p text:style-name="P1"/>
      <text:p text:style-name="P1"><text:span text:style-name="Emphasis"><text:span text:style-name="T1">###################### how to generate DDl and DDM </text:span></text:span></text:p>
      <text:p text:style-name="P1"><text:span text:style-name="Emphasis"><text:span text:style-name="T1">#####################################################</text:span></text:span><text:span text:style-name="T2"> </text:span></text:p>
      <text:p text:style-name="P1"><text:span text:style-name="Emphasis"><text:span text:style-name="T1"># Initialize the</text:span></text:span></text:p>
      <text:p text:style-name="P1"><text:span text:style-name="Emphasis"><text:span text:style-name="T1">datasource with available DDL(schema.sql) and DML(data.sql) scripts.</text:span></text:span><text:span text:style-name="T2"> </text:span></text:p>
      <text:p text:style-name="P1"><text:span text:style-name="Emphasis"><text:span text:style-name="T1">#</text:span></text:span></text:p>
      <text:p text:style-name="P1"><text:span text:style-name="Emphasis"><text:span text:style-name="T1">Use for external databases to load from those scripts</text:span></text:span><text:span text:style-name="T2"> </text:span></text:p>
      <text:p text:style-name="P1"/>
      <text:p text:style-name="P1"><text:span text:style-name="Strong_20_Emphasis"><text:span text:style-name="T7">spring.datasource.initialization-mode</text:span></text:span><text:span text:style-name="T3">=</text:span><text:span text:style-name="Strong_20_Emphasis"><text:span text:style-name="T9">always</text:span></text:span><text:span text:style-name="T2"> </text:span></text:p>
      <text:p text:style-name="P1"><text:span text:style-name="Emphasis"><text:span text:style-name="T1"># </text:span></text:span></text:p>
      <text:p text:style-name="P1"><text:span text:style-name="Emphasis"><text:span text:style-name="T1">spring.jpa.hibernate.ddl-auto=create-drop &gt;&gt; default for H2, for</text:span></text:span></text:p>
      <text:p text:style-name="P1"><text:span text:style-name="Emphasis"><text:span text:style-name="T1">mysql: none</text:span></text:span><text:span text:style-name="T2"> </text:span></text:p>
      <text:p text:style-name="P1"><text:span text:style-name="Emphasis"><text:span text:style-name="T1"># The same as hibernate.hbm2ddl.auto=create-drop or </text:span></text:span></text:p>
      <text:p text:style-name="P1"><text:span text:style-name="Emphasis"><text:span text:style-name="T1">spring.jpa.generate-ddl (vendor independent)</text:span></text:span><text:span text:style-name="T2"> </text:span></text:p>
      <text:p text:style-name="P1"><text:span text:style-name="Emphasis"><text:span text:style-name="T1"># Comment it off when </text:span></text:span></text:p>
      <text:p text:style-name="P1"><text:span text:style-name="Emphasis"><text:span text:style-name="T1">using Flyway &gt;&gt; never use ddl generation in production.</text:span></text:span><text:span text:style-name="T2"> </text:span></text:p>
      <text:p text:style-name="P1"><text:span text:style-name="Emphasis"><text:span text:style-name="T1"># </text:span></text:span></text:p>
      <text:p text:style-name="P1"><text:span text:style-name="Emphasis"><text:span text:style-name="T1">Creates and drops tables, not db itself</text:span></text:span><text:span text:style-name="T2"> </text:span></text:p>
      <text:p text:style-name="P1"><text:span text:style-name="Strong_20_Emphasis"><text:span text:style-name="T7">spring.jpa.hiber</text:span></text:span></text:p>
      <text:p text:style-name="P8"><text:soft-page-break/><text:span text:style-name="Strong_20_Emphasis"><text:span text:style-name="T7">nate.ddl-auto</text:span></text:span><text:span text:style-name="T3">=</text:span><text:span text:style-name="Strong_20_Emphasis"><text:span text:style-name="T9">create-drop</text:span></text:span></text:p>
      <text:p text:style-name="P5"><text:span text:style-name="Source_20_Text"><text:span text:style-name="T11">6. Setting mysql in application-dev.properties<text:line-break/></text:span></text:span><text:span text:style-name="Source_20_Text"><text:span text:style-name="Emphasis"><text:span text:style-name="T1">##################### H2 #############################</text:span></text:span></text:span></text:p>
      <text:p text:style-name="P3"><text:span text:style-name="Emphasis"><text:span text:style-name="T1"># driver, url, username, password </text:span></text:span></text:p>
      <text:p text:style-name="P1"><text:span text:style-name="Emphasis"><text:span text:style-name="T1">provided by Spring</text:span></text:span></text:p>
      <text:p text:style-name="P1"><text:span text:style-name="Emphasis"><text:span text:style-name="T1"># to read data from data-h2.sql</text:span></text:span></text:p>
      <text:p text:style-name="P1"><text:span text:style-name="Strong_20_Emphasis"><text:span text:style-name="T3">spring.datasource.platform</text:span></text:span><text:span text:style-name="T3">=</text:span><text:span text:style-name="Strong_20_Emphasis"><text:span text:style-name="T9">h2</text:span></text:span></text:p>
      <text:p text:style-name="P1"><text:span text:style-name="Strong_20_Emphasis"><text:span text:style-name="T7">spring.h2.console.enabled</text:span></text:span><text:span text:style-name="T3">=</text:span><text:span text:style-name="Strong_20_Emphasis"><text:span text:style-name="T9">tr</text:span></text:span></text:p>
      <text:p text:style-name="P8"><text:span text:style-name="Strong_20_Emphasis"><text:span text:style-name="T9">ue</text:span></text:span></text:p>
      <text:p text:style-name="P4"><text:span text:style-name="Emphasis"><text:span text:style-name="T1">##################### END H2 #############################</text:span></text:span></text:p>
      <text:p text:style-name="P5"><text:span text:style-name="Source_20_Text"><text:span text:style-name="T12">Remove </text:span></text:span><text:span text:style-name="Source_20_Text"><text:span text:style-name="Strong_20_Emphasis"><text:span text:style-name="T8">spring.h2.console.enabled</text:span></text:span></text:span><text:span text:style-name="Source_20_Text"><text:span text:style-name="T3">=</text:span></text:span><text:span text:style-name="Source_20_Text"><text:span text:style-name="Strong_20_Emphasis"><text:span text:style-name="T9">true fr om applicationproperties</text:span></text:span></text:span></text:p>
      <text:p text:style-name="P6"> </text:p>
      <text:p text:style-name="P5"><text:span text:style-name="Source_20_Text"><text:span text:style-name="T3">7. Create data-mysql.sql &amp; data-h2.sql with appropriate INSERT statements.<text:line-break/>Note: ids will be autogenerated:</text:span></text:span><text:span text:style-name="Source_20_Text"><text:span text:style-name="Strong_20_Emphasis"><text:span text:style-name="T9"><text:line-break/></text:span></text:span></text:span><text:span text:style-name="Source_20_Text"><text:span text:style-name="Strong_20_Emphasis"><text:span text:style-name="T7">insert into </text:span></text:span></text:span><text:span text:style-name="Source_20_Text"><text:span text:style-name="Strong_20_Emphasis"><text:span text:style-name="T3">users (username) </text:span></text:span></text:span><text:span text:style-name="Source_20_Text"><text:span text:style-name="Strong_20_Emphasis"><text:span text:style-name="T7">values</text:span></text:span></text:span><text:span text:style-name="Source_20_Text"><text:span text:style-name="Strong_20_Emphasis"><text:span text:style-name="T3">(</text:span></text:span></text:span><text:span text:style-name="Source_20_Text"><text:span text:style-name="Strong_20_Emphasis"><text:span text:style-name="T9">'John Brown'</text:span></text:span></text:span><text:span text:style-name="Source_20_Text"><text:span text:style-name="Strong_20_Emphasis"><text:span text:style-name="T3">);</text:span></text:span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aco, 'Andale Mono', 'Ubuntu Mono', monospace"/>
    <style:font-face style:name="DejaVu San  s Mono" svg:font-family="'DejaVu San  s Mono'"/>
    <style:font-face style:name="DejaVu Sans Mono" svg:font-family="'DejaVu Sans Mono'"/>
    <style:font-face style:name="Roboto" svg:font-family="Roboto, sans-serif"/>
    <style:font-face style:name="inherit" svg:font-family="inherit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8T10:04:44.987458254</meta:creation-date>
    <dc:date>2020-08-02T15:29:58.619349124</dc:date>
    <meta:editing-duration>PT1H48M3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3" meta:paragraph-count="75" meta:word-count="292" meta:character-count="2657" meta:non-whitespace-character-count="2392"/>
  </office:meta>
</office:document-meta>
</file>